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09 12:00   |   <text:a xlink:type="simple" xlink:href="http://palinfo.habago.org/Entry?Command=Information_PrintForum&amp;iPage=26&amp;sType=FORUM#FORUM37335"><text:span text:style-name="T2">#</text:span></text:a></text:p>
      <text:p text:style-name="P2">卡韓政變<text:span text:style-name="T3">(4)</text:span>：痴人說夢<text:span text:style-name="T3"> <text:line-break/><text:line-break/></text:span>陳真<text:span text:style-name="T3"><text:s/>2019. 4. 9. <text:line-break/><text:line-break/><text:line-break/></text:span>很瑣碎，不過還是講一下。我所謂親知，並無任何抬舉之意，而只是說明某些涉及個別人事物之唯心事項，往往得親而能知之。但是，認識與理解事物，當然還是以概念為底，畢竟我們不可能親來親去親世上那麼多人事物。<text:span text:style-name="T3"> <text:line-break/><text:line-break/></text:span>比方說，我不需介入美國政壇，依然能夠適當理解比方說美國的外交事務。抬舉親知是不對的。它只是一種有別於概念化的理解方式。彭祖活了八百歲，歷史系也許會請他去口述歷史，但他不會因為活了八百歲而成為一個歷史學家。對於概念的掌握能力，需要的恐怕不是經驗本身，而是後設經驗之抽象思維。<text:span text:style-name="T3"> <text:line-break/><text:line-break/></text:span>再講點無聊事。高雄選市長時，韓國瑜聲勢如日中天之際，吳敦義突然用猥瑣不堪的語言羞辱陳菊為肥豬，害韓國瑜突然聲望驟降。我當時便說，這絕不是口誤，絕非無心之過，而是蓄意扯後腿。事發後，吳敦義表面上道歉了，但其實卻表現得更加挑釁與傲慢。今天若是他自己競選，絕不可能一再如此。<text:span text:style-name="T3"> <text:line-break/><text:line-break/></text:span>我們雖然看不見人心，但從言行就能知其心意，知其為人。人不可能掩藏自己，因為你的一舉一動一言一行，都會透露出你是一個什麼樣的人，問題只是在於旁人到底有無識人之能。即便你刻意說好話做好事，你的齷齪之心也不可能因此而掩飾，反而會更加彰顯。<text:span text:style-name="T3"> <text:line-break/><text:line-break/></text:span>很多政客不明白這一點，反而信奉一套行為主義式的表演方式。比方說韓國瑜的隨和、隨意以及平易近人，吸引民心，很多政客就開始效法，故意學他穿著隨和輕便衣物，故意扣子不扣<text:span text:style-name="T3"><text:s/>(</text:span>例如賴啥小<text:span text:style-name="T3">)</text:span>，或是故意裝萌<text:span text:style-name="T3">(</text:span>例如朱立倫<text:span text:style-name="T3">)</text:span>，或是故意學習言語隨意而平易、開口閉口什麼阿倫阿德，或是扮小丑、假隨興<text:span text:style-name="T3"><text:s/>(</text:span>例如柯啥咪<text:span text:style-name="T3">)</text:span>等等等，這其實恰恰只是彰顯了一種負面心機而更令人反感不是嗎？<text:span text:style-name="T3"> <text:line-break/><text:line-break/></text:span>人如何，言語穿著便如何。但是，倒過來卻不然。刻意改變言語穿著，卻只是更彰顯其人之心。<text:span text:style-name="T3"> <text:line-break/><text:line-break/></text:span>總而言之，親知也好，概念化理解也罷，認識人事物都還是需要一種洞察力，一種<text:span text:style-name="T3"><text:s/>insight into... <text:line-break/><text:line-break/></text:span>毫無疑問，絕大部份藍營支持者要求韓國瑜參選總統，這麼簡單的一件事，吳敦義居然能折騰三、四個月，把幾顆大太陽硬是搞成小夜燈，你相信他有這麼無能嗎？這簡直就是智障不是嗎？但吳敦義怎麼會是智障呢？他是宮廷人物，大內高手。他當然是故意這麼做的，故意要把朱立倫和王金平打爛，以抬舉自己。<text:span text:style-name="T3"> <text:line-break/><text:line-break/></text:span>這算是普通常識。但我想說的是，韓國瑜恐怕更是吳敦義的打擊對象。他利用韓國瑜打算盤打天下，但絕不會希望韓壯大。這恐怕也是其他幾顆所謂太陽的共同心願，只是每個人扯後腿的作法不同。吳敦義是其中最卑劣的一個，可說機關算盡，為己圖謀。韓國瑜的太太李佳芬說得對，真正傷害韓國瑜的人，恰恰就是所謂黨內同志。<text:span text:style-name="T3"> <text:line-break/><text:line-break/></text:span>很多人可能不知道，大概在進入上個世紀九零年代之初，民進黨很可能是從時任國民黨主席與總統的貪污老賊李登輝那邊，學到一項重要戰略，叫做<text:span text:style-name="T3"><text:s/>"</text:span>團結的民進黨對抗分裂的國民黨<text:span text:style-name="T3">"</text:span>，將近<text:span text:style-name="T3">20</text:span>年來，此一戰略發揮了很大的作用。<text:span text:style-name="T3"> <text:line-break/><text:line-break/></text:span>民進黨一方面藉著各種政治分贓與酬庸，吸引大量垃圾人渣入黨，拼命從國民黨挖牆腳<text:span text:style-name="T3"><text:s/>(</text:span>現在人渣黨檯面上這些人，十之八九是國民黨跳槽過來的<text:span text:style-name="T3">)</text:span>，並且不再有所謂路線之爭；八零年代鬧得不可開交的所謂雞兔問題，很快就大家統統變成兔，唯權力與利益是問，理想只是一個屁。<text:span text:style-name="T3"> <text:line-break/><text:line-break/></text:span>相對於民進黨之力求<text:span text:style-name="T3"><text:s/>"</text:span>團結<text:span text:style-name="T3">" </text:span>與壯大，國民黨則不斷陷於各自為政與路線之爭，而且越改革就越是分崩離析。改革是好的，但是，依照台灣的政治文化，唯有就地分贓才能<text:span text:style-name="T3"><text:s/>"</text:span>團結<text:span text:style-name="T3">"</text:span>。<text:span text:style-name="T3"> <text:line-break/><text:line-break/></text:span>這樣一種<text:span text:style-name="T3"><text:s/>"</text:span>團結的民進黨對抗分裂的國民黨<text:span text:style-name="T3">" </text:span>之基本態勢，至今未變。韓國瑜的出現，算是憐我世人，天降神兵，但所謂韓流，一如眾所周知，與國民黨無關；人民只是支持韓，然後再<text:span text:style-name="T3"><text:s/>"</text:span>順便<text:span text:style-name="T3">" </text:span>支持其所屬政黨。韓國瑜在<text:span text:style-name="T3"><text:s/>"</text:span>救台灣<text:span text:style-name="T3">" </text:span>之前，恐怕也得救一下這個宮廷味道很重的黨，讓它有點人味。人家人渣黨雖是人渣，好歹也有個人字。<text:span text:style-name="T3"> <text:line-break/><text:line-break/></text:span>不可否認，人渣黨有個<text:span text:style-name="T3"><text:s/>"</text:span>優點<text:span text:style-name="T3">" </text:span>就是，就跟幫派一樣，只要你對黨忠心，只要你願意不問是非為黨打拼，你很容易就能得到黨的照顧，甚至會主動找上你，給你位置，給你戰場，給你子彈及各種資源。但國民黨不是這樣，它很封閉，就跟新黨差不多，完全就是關起門來自己玩。<text:span text:style-name="T3"> <text:line-break/><text:line-break/></text:span>經常路過國民黨的台南市黨部，永遠就是大門深鎖，庭院深深，像百年鬼屋似的；如果有人要拍恐怖片，這場地就夠用了，不需再另外佈景。<text:span text:style-name="T3"> <text:line-break/><text:line-break/></text:span>小時候住逢甲醫院<text:span text:style-name="T3">(</text:span>現在的奇美醫院分院<text:span text:style-name="T3">)</text:span>正對面，巷口轉角第一間，醫院旁邊一整條街全是賣棺材。我每天走路經過，常會把兩腳的趾頭往內縮，因為聽人說這樣才不會引鬼上身。其實，比起國民黨黨部之陰森，印象中那些棺材店倒還顯得陽光許多。<text:span text:style-name="T3"> <text:line-break/><text:line-break/></text:span>但你看，人渣黨的地方黨部，窗明几淨，大門敞開，人進人出，泡茶看報，喝茶聊天，相當熱鬧。<text:span text:style-name="T3"> <text:line-break/><text:line-break/></text:span>如果有人以為人渣黨將會在韓流底下滅頂，灰飛湮滅，其實是痴人說夢，太不了解現實。我怕會灰飛湮滅的是庭院深深的百年老店棺材黨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